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3" svg:font-family="'Liberation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center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 fo:padding-top="0.23cm"/>
    </style:style>
    <style:style style:name="gr3" style:family="graphic" style:parent-style-name="standard">
      <style:graphic-properties draw:fill-color="#ffff99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textarea-horizontal-align="justify" draw:textarea-vertical-align="top" draw:auto-grow-height="false" fo:padding-top="0.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6cm" fo:min-width="1.402cm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12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style:font-name="Liberation Sans1"/>
    </style:style>
    <style:style style:name="P7" style:family="paragraph">
      <style:text-properties style:font-name="Liberation Mono2" fo:font-size="9pt" fo:font-weight="normal" style:font-size-asian="10pt" style:font-weight-asian="bold" style:font-size-complex="10pt" style:font-weight-complex="bold"/>
    </style:style>
    <style:style style:name="P8" style:family="paragraph">
      <style:text-properties fo:font-size="11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fo:font-size="11pt" style:font-size-asian="18pt" style:font-size-complex="18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9pt" style:font-size-asian="9pt" style:font-size-complex="9pt"/>
    </style:style>
    <style:style style:name="P13" style:family="paragraph"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font-weight="normal" style:font-size-asian="18pt" style:font-weight-asian="normal" style:font-size-complex="18pt" style:font-weight-complex="normal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Liberation Sans1" fo:font-weight="bold" style:font-weight-asian="bold" style:font-weight-complex="bold"/>
    </style:style>
    <style:style style:name="T10" style:family="text">
      <style:text-properties style:font-name="Liberation Sans1" fo:font-size="9pt" fo:font-weight="normal" style:font-size-asian="10pt" style:font-weight-asian="bold" style:font-size-complex="10pt" style:font-weight-complex="bold"/>
    </style:style>
    <style:style style:name="T11" style:family="text">
      <style:text-properties style:font-name="Liberation Mono2" fo:font-size="9pt" fo:font-weight="normal" style:font-size-asian="10pt" style:font-weight-asian="bold" style:font-size-complex="10pt" style:font-weight-complex="bold"/>
    </style:style>
    <style:style style:name="T12" style:family="text">
      <style:text-properties fo:font-size="11pt" style:font-size-asian="18pt" style:font-size-complex="18pt"/>
    </style:style>
    <style:style style:name="T13" style:family="text">
      <style:text-properties style:font-name="Liberation Sans1"/>
    </style:style>
    <style:style style:name="T14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style:font-name="Liberation Sans1" fo:font-size="9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font-name="Liberation Mono3" fo:font-size="10pt" style:font-size-asian="10pt" style:font-size-complex="10pt"/>
    </style:style>
    <style:style style:name="T18" style:family="text">
      <style:text-properties style:font-name="Liberation Mono2" fo:font-size="9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15.5cm" svg:height="4.4cm" svg:x="12.2cm" svg:y="7.6cm">
          <text:p text:style-name="P1"><text:span text:style-name="T1">Complete Maven site</text:span></text:p>
          <text:p text:style-name="P1"><text:span text:style-name="T2">http://maven.apache.org</text:span></text:p>
          <text:p text:style-name="P2"><text:span text:style-name="T2">= main site content</text:span></text:p>
          <text:p text:style-name="P2"><text:span text:style-name="T2"/></text:p>
          <text:p text:style-name="P2"><text:span text:style-name="T2">+ components documentation (staging/LATEST + versions + current) <text:s text:c="26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9cm" svg:height="1.5cm" svg:x="1.5cm" svg:y="3.5cm">
          <text:p text:style-name="P4"><text:span text:style-name="T3">Main site source svn</text:span></text:p>
          <text:p text:style-name="P4"><text:span text:style-name="T4">/site/trunk/content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5" draw:layer="layout" svg:width="7cm" svg:height="1.5cm" svg:x="11.85cm" svg:y="3.5cm">
          <text:p text:style-name="P4"><text:span text:style-name="T3">Main site CMS staging svn</text:span></text:p>
          <text:p text:style-name="P4"><text:span text:style-name="T4">/</text:span></text:p>
          <text:p text:style-name="P4"><text:span text:style-name="T4">https://svn.a.o/repos/infra/websites/</text:span><text:span text:style-name="T5">staging</text:span><text:span text:style-name="T4">/...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5.284cm" svg:height="0.5cm" svg:x="6.316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5cm" svg:height="0.5cm" draw:transform="rotate (1.5707963267949) translate (15.1cm 5.5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4cm" svg:height="1.2cm" svg:x="12.65cm" svg:y="5.6cm">
          <text:p text:style-name="P1"><text:span text:style-name="T2">Site CMS staging</text:span></text:p>
          <text:p text:style-name="P1"><text:span text:style-name="T4">http://maven.</text:span><text:span text:style-name="T5">staging</text:span><text:span text:style-name="T4">.apache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3cm" svg:height="0.5cm" svg:x="19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5.93cm" svg:height="1.5cm" svg:x="22.07cm" svg:y="3.5cm">
          <text:p text:style-name="P4"><text:span text:style-name="T3">Site production svn</text:span></text:p>
          <text:p text:style-name="P4"><text:span text:style-name="T4">/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2.31cm" svg:height="0.5cm" draw:transform="rotate (1.5707963267949) translate (24.81cm 7.4cm)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7.225cm" svg:height="1.462cm" svg:x="6cm" svg:y="2.1cm">
          <draw:text-box>
            <text:p text:style-name="P4"><text:span text:style-name="T6">Buildbot</text:span><text:span text:style-name="T7"> <text:s text:c="9"/></text:span></text:p>
            <text:p text:style-name="P4"><text:span text:style-name="T8">http://ci.apache.org/builders/maven-site-staging</text:span></text:p>
          </draw:text-box>
        </draw:frame>
        <draw:frame draw:style-name="gr7" draw:text-style-name="P6" draw:layer="layout" svg:width="5.891cm" svg:height="1.318cm" svg:x="17.9cm" svg:y="2.1cm">
          <draw:text-box>
            <text:p text:style-name="P4"><text:span text:style-name="T9">CMS publish</text:span></text:p>
            <text:p text:style-name="P4"><text:span text:style-name="T10">https://cms.apache.org/maven/publish</text:span></text:p>
          </draw:text-box>
        </draw:frame>
        <draw:frame draw:style-name="gr7" draw:text-style-name="P7" draw:layer="layout" svg:width="2.026cm" svg:height="0.615cm" svg:x="3.437cm" svg:y="5.8cm">
          <draw:text-box>
            <text:p><text:span text:style-name="T11">mvn site</text:span></text:p>
          </draw:text-box>
        </draw:frame>
        <draw:frame draw:style-name="gr7" draw:text-style-name="P8" draw:layer="layout" svg:width="2.377cm" svg:height="0.692cm" svg:x="15.362cm" svg:y="4.9cm">
          <draw:text-box>
            <text:p><text:span text:style-name="T12">snvpubsub</text:span></text:p>
          </draw:text-box>
        </draw:frame>
        <draw:frame draw:style-name="gr8" draw:text-style-name="P8" draw:layer="layout" svg:width="2.377cm" svg:height="0.692cm" svg:x="25.072cm" svg:y="5.701cm">
          <draw:text-box>
            <text:p><text:span text:style-name="T12">snvpubsub</text:span></text:p>
          </draw:text-box>
        </draw:frame>
        <draw:frame draw:style-name="gr7" draw:text-style-name="P6" draw:layer="layout" svg:width="4.786cm" svg:height="1.318cm" svg:x="0.957cm" svg:y="2.1cm">
          <draw:text-box>
            <text:p text:style-name="P4"><text:span text:style-name="T9">CMS edit</text:span></text:p>
            <text:p text:style-name="P4"><text:span text:style-name="T10">https://cms.apache.org/maven</text:span></text:p>
          </draw:text-box>
        </draw:frame>
        <draw:frame draw:style-name="gr7" draw:text-style-name="P6" draw:layer="layout" svg:width="3cm" svg:height="0.962cm" svg:x="1.85cm" svg:y="4.838cm">
          <draw:text-box>
            <text:p text:style-name="P4"><text:span text:style-name="T13">local edit</text:span></text:p>
          </draw:text-box>
        </draw:frame>
        <draw:custom-shape draw:style-name="gr9" draw:text-style-name="P4" draw:layer="layout" svg:width="1cm" svg:height="0.5cm" draw:transform="rotate (1.5707963267949) translate (3.1cm 6.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2.026cm" svg:height="0.615cm" svg:x="7.54cm" svg:y="4.5cm">
          <draw:text-box>
            <text:p><text:span text:style-name="T11">mvn site</text:span></text:p>
          </draw:text-box>
        </draw:frame>
        <draw:custom-shape draw:style-name="gr10" draw:text-style-name="P3" draw:layer="layout" svg:width="3.1cm" svg:height="1.2cm" svg:x="1.8cm" svg:y="6.8cm">
          <text:p text:style-name="P1"><text:span text:style-name="T2">Local main site</text:span></text:p>
          <text:p text:style-name="P1"><text:span text:style-name="T4">target/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4.4cm" svg:height="2.2cm" svg:x="1.2cm" svg:y="10cm">
          <text:p text:style-name="P4"><text:span text:style-name="T12">Component source scm</text:span></text:p>
          <text:p text:style-name="P9"><text:span text:style-name="T8">svn :</text:span><text:span text:style-name="T8"><text:tab/></text:span><text:span text:style-name="T4">/xxx/trunk</text:span><text:span text:style-name="T8">/yyy</text:span></text:p>
          <text:p text:style-name="P9"><text:span text:style-name="T4"><text:tab/></text:span><text:span text:style-name="T4">/yyy/trunk</text:span><text:span text:style-name="T5"> <text:s text:c="6"/></text:span></text:p>
          <text:p text:style-name="P9"><text:span text:style-name="T8">git :</text:span><text:span text:style-name="T8"><text:tab/></text:span><text:span text:style-name="T8">/yy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3" draw:layer="layout" svg:width="4.6cm" svg:height="1.5cm" svg:x="1.05cm" svg:y="13.95cm">
          <text:p text:style-name="P1"><text:span text:style-name="T2">Local component doc.</text:span></text:p>
          <text:p text:style-name="P1"><text:span text:style-name="T4">target/site</text:span></text:p>
          <text:p text:style-name="P1"><text:span text:style-name="T14">(multi-module) </text:span><text:span text:style-name="T4">target/sta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5.294cm" svg:height="1cm" svg:x="3.4cm" svg:y="12.344cm">
          <draw:text-box>
            <text:p><text:span text:style-name="T11">mvn -Preporting site</text:span></text:p>
            <text:p><text:span text:style-name="T15">(multi-module) </text:span><text:span text:style-name="T11">mvn site:stage</text:span></text:p>
          </draw:text-box>
        </draw:frame>
        <draw:custom-shape draw:style-name="gr4" draw:text-style-name="P4" draw:layer="layout" svg:width="5.5cm" svg:height="0.5cm" svg:x="5.9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5.646cm" svg:height="0.615cm" svg:x="5.817cm" svg:y="14.995cm">
          <draw:text-box>
            <text:p><text:span text:style-name="T11">mvn scm-publish:publish-scm</text:span></text:p>
          </draw:text-box>
        </draw:frame>
        <draw:custom-shape draw:style-name="gr5" draw:text-style-name="P10" draw:layer="layout" svg:width="7.58cm" svg:height="1.5cm" svg:x="11.56cm" svg:y="13.95cm">
          <text:p text:style-name="P4"><text:span text:style-name="T12">Component documentation staging svn</text:span></text:p>
          <text:p text:style-name="P4"><text:span text:style-name="T4">/xxx-archives/yyy</text:span><text:span text:style-name="T5">-LATES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4" draw:layer="layout" svg:width="1.6cm" svg:height="0.5cm" draw:transform="rotate (1.5707963267949) translate (3.1cm 13.8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6.6cm" svg:height="0.955cm" svg:x="12.5cm" svg:y="10.8cm">
          <text:p text:style-name="P1"><text:span text:style-name="T2">Component documentation staging</text:span></text:p>
          <text:p text:style-name="P1"><text:span text:style-name="T4">/xxx-archives/yyy</text:span><text:span text:style-name="T5">-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39cm" svg:height="1.455cm" svg:x="22.11cm" svg:y="10.3cm">
          <text:p text:style-name="P1"><text:span text:style-name="T2">Component documentation</text:span></text:p>
          <text:p text:style-name="P2"><text:span text:style-name="T4">/xxx-archives/yyy-</text:span><text:span text:style-name="T5">$version</text:span><text:span text:style-name="T4"> </text:span></text:p>
          <text:p text:style-name="P2"><text:span text:style-name="T4">/xxx/yy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7cm" svg:height="0.5cm" draw:transform="rotate (1.5707963267949) translate (15.1cm 13.8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377cm" svg:height="0.692cm" svg:x="15.462cm" svg:y="12.8cm">
          <draw:text-box>
            <text:p><text:span text:style-name="T12">snvpubsub</text:span></text:p>
          </draw:text-box>
        </draw:frame>
        <draw:custom-shape draw:style-name="gr4" draw:text-style-name="P4" draw:layer="layout" svg:width="2.23cm" svg:height="0.5cm" svg:x="19.47cm" svg:y="14.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1" draw:layer="layout" svg:width="3.728cm" svg:height="2.643cm" svg:x="18.623cm" svg:y="4.417cm">
          <draw:text-box>
            <text:p text:style-name="P4"><text:span text:style-name="T16">replace production</text:span></text:p>
            <text:p text:style-name="P4"><text:span text:style-name="T16">with staging content</text:span></text:p>
            <text:p text:style-name="P4"><text:span text:style-name="T16">+</text:span></text:p>
            <text:p text:style-name="P4"><text:span text:style-name="T16">re-add non-main site</text:span></text:p>
            <text:p text:style-name="P4"><text:span text:style-name="T16">content identified by</text:span></text:p>
            <text:p text:style-name="P4"><text:span text:style-name="T17">extpaths.txt</text:span></text:p>
          </draw:text-box>
        </draw:frame>
        <draw:custom-shape draw:style-name="gr5" draw:text-style-name="P10" draw:layer="layout" svg:width="5.93cm" svg:height="1.8cm" svg:x="22.07cm" svg:y="13.8cm">
          <text:p text:style-name="P4"><text:span text:style-name="T12">Component documentation svn</text:span></text:p>
          <text:p text:style-name="P4"><text:span text:style-name="T4">/xxx-archives/yyy-</text:span><text:span text:style-name="T5">$version</text:span></text:p>
          <text:p text:style-name="P4"><text:span text:style-name="T4">/xxx/yyy <text:s text:c="29"/>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7" draw:layer="layout" svg:width="6.217cm" svg:height="1.343cm" svg:x="17.355cm" svg:y="15.589cm">
          <draw:text-box>
            <text:p><text:span text:style-name="T11">svn cp ...-LATEST ...-</text:span><text:span text:style-name="T18">$version</text:span></text:p>
            <text:p><text:span text:style-name="T11">svn rm /yyy</text:span></text:p>
            <text:p><text:span text:style-name="T11">svn cp ...-</text:span><text:span text:style-name="T18">$version</text:span><text:span text:style-name="T11"> /yyy</text:span></text:p>
          </draw:text-box>
        </draw:frame>
        <draw:custom-shape draw:style-name="gr2" draw:text-style-name="P12" draw:layer="layout" svg:width="7.6cm" svg:height="1.9cm" svg:x="1.3cm" svg:y="17.2cm">
          <text:p text:style-name="P4"><text:span text:style-name="T8">Source SCM</text:span></text:p>
          <text:p text:style-name="P9"><text:span text:style-name="T8">svn : https://svn.apache.org/repos/asf/maven/</text:span></text:p>
          <text:p text:style-name="P9"><text:span text:style-name="T8">git: https://git-wip-us.apache.org/repos/asf/*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12" draw:layer="layout" svg:width="10.5cm" svg:height="1.5cm" svg:x="17.4cm" svg:y="17.2cm">
          <text:p text:style-name="P4"><text:span text:style-name="T8">HTML svn (for svnpubsub)</text:span></text:p>
          <text:p text:style-name="P4"><text:span text:style-name="T8">https://svn.apache.org/repos/</text:span><text:span text:style-name="T4">infra/websites/</text:span><text:span text:style-name="T5">production</text:span><text:span text:style-name="T4">/maven/cont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3" draw:layer="layout" svg:width="0.5cm" svg:height="1.5cm" svg:x="6.5cm" svg:y="9.5cm">
          <text:p text:style-name="P9"><text:span text:style-name="T8">plugins</text:span></text:p>
          <text:p text:style-name="P9"><text:span text:style-name="T8">shared</text:span></text:p>
          <text:p text:style-name="P9"><text:span text:style-name="T8">skins</text:span></text:p>
          <text:p text:style-name="P9"><text:span text:style-name="T8">...</text:span></text:p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2" draw:text-style-name="P4" draw:layer="layout" svg:x1="6.5cm" svg:y1="10.2cm" svg:x2="3cm" svg:y2="10.7cm">
          <text:p/>
        </draw:line>
        <draw:custom-shape draw:style-name="gr10" draw:text-style-name="P3" draw:layer="layout" svg:width="4cm" svg:height="0.955cm" svg:x="23.4cm" svg:y="7.945cm">
          <text:p text:style-name="P1"><text:span text:style-name="T2">Main site content</text:span></text:p>
          <text:p text:style-name="P1"><text:span text:style-name="T4">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cm" svg:height="0.5cm" draw:transform="rotate (1.5707963267949) translate (24.461cm 13.7cm)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draw:layer="layout" svg:width="2.377cm" svg:height="0.692cm" svg:x="24.823cm" svg:y="12.7cm">
          <draw:text-box>
            <text:p><text:span text:style-name="T12">snvpubsu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Normal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3" svg:font-family="'Liberation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8-28T13:35:14</meta:creation-date>
    <dc:date>2013-12-08T18:39:10.069434592</dc:date>
    <meta:editing-duration>PT13H55M13S</meta:editing-duration>
    <meta:editing-cycles>18</meta:editing-cycles>
    <meta:generator>LibreOffice/4.1.2.3$Linux_X86_64 LibreOffice_project/410m0$Build-3</meta:generator>
    <meta:document-statistic meta:object-count="41"/>
  </office:meta>
</office:document-meta>
</file>